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T, celsius</text:p>
          </table:table-cell>
          <table:table-cell office:value-type="string" calcext:value-type="string">
            <text:p>delta_V, V</text:p>
          </table:table-cell>
          <table:table-cell office:value-type="string" calcext:value-type="string">
            <text:p>tay, micro_sec</text:p>
          </table:table-cell>
          <table:table-cell office:value-type="string" calcext:value-type="string">
            <text:p>pog_T</text:p>
          </table:table-cell>
          <table:table-cell office:value-type="string" calcext:value-type="string">
            <text:p>pog_tay</text:p>
          </table:table-cell>
          <table:table-cell office:value-type="string" calcext:value-type="string">
            <text:p>pog_delta</text:p>
          </table:table-cell>
          <table:table-cell/>
          <table:table-cell office:value-type="string" calcext:value-type="string">
            <text:p>Tau^2-tau_0^2</text:p>
          </table:table-cell>
          <table:table-cell table:style-name="ce1" office:value-type="string" calcext:value-type="string">
            <text:p>pog</text:p>
          </table:table-cell>
          <table:table-cell/>
          <table:table-cell office:value-type="string" calcext:value-type="string">
            <text:p>1/(Tau^2-tau_0^2)</text:p>
          </table:table-cell>
          <table:table-cell table:style-name="ce1" office:value-type="string" calcext:value-type="string">
            <text:p>pog</text:p>
          </table:table-cell>
          <table:table-cell/>
          <table:table-cell office:value-type="string" calcext:value-type="string">
            <text:p>popravka_T</text:p>
          </table:table-cell>
          <table:table-cell office:value-type="string" calcext:value-type="string">
            <text:p>T_itog</text:p>
          </table:table-cell>
          <table:table-cell office:value-type="string" calcext:value-type="string">
            <text:p>pog_popravka</text:p>
          </table:table-cell>
          <table:table-cell office:value-type="string" calcext:value-type="string">
            <text:p>pog_T_ito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.13" calcext:value-type="float">
            <text:p>14.13</text:p>
          </table:table-cell>
          <table:table-cell office:value-type="float" office:value="-0.00001" calcext:value-type="float">
            <text:p>-0.00001</text:p>
          </table:table-cell>
          <table:table-cell office:value-type="float" office:value="10.065" calcext:value-type="float">
            <text:p>10.06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3]*[.E3]-[.$C$19]*[.$C$19]" office:value-type="float" office:value="33.208721" calcext:value-type="float">
            <text:p>33.209</text:p>
          </table:table-cell>
          <table:table-cell table:style-name="ce2" table:formula="of:=[.E3]*[.E3]*(2*[.G3]/[.E3]) + [.$C$19]*[.$C$19]*2*([.$G$3]/[.$C$19])" office:value-type="float" office:value="0.036634" calcext:value-type="float">
            <text:p>0.037</text:p>
          </table:table-cell>
          <table:table-cell/>
          <table:table-cell table:style-name="ce2" table:formula="of:=1/[.J3]" office:value-type="float" office:value="0.0301125719355467" calcext:value-type="float">
            <text:p>0.030</text:p>
          </table:table-cell>
          <table:table-cell table:style-name="ce2" table:formula="of:=[.M3]*([.E3]*[.E3]*(2*[.G3]/[.E3]) + [.$C$19]*[.$C$19]*2*([.$G$3]/[.$C$19]))" office:value-type="float" office:value="0.00110314396028682" calcext:value-type="float">
            <text:p>0.001</text:p>
          </table:table-cell>
          <table:table-cell/>
          <table:table-cell table:style-name="ce1" table:formula="of:=[.D3]*24*10^(3)" office:value-type="float" office:value="-0.24" calcext:value-type="float">
            <text:p>-0.24</text:p>
          </table:table-cell>
          <table:table-cell table:formula="of:=[.C3]+[.P3]" office:value-type="float" office:value="13.89" calcext:value-type="float">
            <text:p>13.89</text:p>
          </table:table-cell>
          <table:table-cell table:style-name="ce1" table:formula="of:=[.H3]*24000" office:value-type="float" office:value="0.024" calcext:value-type="float">
            <text:p>0.024</text:p>
          </table:table-cell>
          <table:table-cell table:formula="of:=[.R3]+[.F3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03" calcext:value-type="float">
            <text:p>16.03</text:p>
          </table:table-cell>
          <table:table-cell office:value-type="float" office:value="-0.000011" calcext:value-type="float">
            <text:p>-0.000011</text:p>
          </table:table-cell>
          <table:table-cell office:value-type="float" office:value="9.956" calcext:value-type="float">
            <text:p>9.95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4]*[.E4]-[.$C$19]*[.$C$19]" office:value-type="float" office:value="31.026432" calcext:value-type="float">
            <text:p>31.026</text:p>
          </table:table-cell>
          <table:table-cell table:style-name="ce2" table:formula="of:=[.E4]*[.E4]*(2*[.G4]/[.E4]) + [.$C$19]*[.$C$19]*2*([.$G$3]/[.$C$19])" office:value-type="float" office:value="0.036416" calcext:value-type="float">
            <text:p>0.036</text:p>
          </table:table-cell>
          <table:table-cell/>
          <table:table-cell table:style-name="ce2" table:formula="of:=1/[.J4]" office:value-type="float" office:value="0.0322305832652624" calcext:value-type="float">
            <text:p>0.032</text:p>
          </table:table-cell>
          <table:table-cell table:style-name="ce2" table:formula="of:=[.M4]*([.E4]*[.E4]*(2*[.G4]/[.E4]) + [.$C$19]*[.$C$19]*2*([.$G$3]/[.$C$19]))" office:value-type="float" office:value="0.00117370892018779" calcext:value-type="float">
            <text:p>0.001</text:p>
          </table:table-cell>
          <table:table-cell/>
          <table:table-cell table:style-name="ce1" table:formula="of:=[.D4]*24*10^(3)" office:value-type="float" office:value="-0.264" calcext:value-type="float">
            <text:p>-0.264</text:p>
          </table:table-cell>
          <table:table-cell table:formula="of:=[.C4]+[.P4]" office:value-type="float" office:value="15.766" calcext:value-type="float">
            <text:p>15.766</text:p>
          </table:table-cell>
          <table:table-cell table:style-name="ce1" table:formula="of:=[.H4]*24000" office:value-type="float" office:value="0.024" calcext:value-type="float">
            <text:p>0.024</text:p>
          </table:table-cell>
          <table:table-cell table:formula="of:=[.R4]+[.F4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.03" calcext:value-type="float">
            <text:p>18.03</text:p>
          </table:table-cell>
          <table:table-cell office:value-type="float" office:value="-0.000012" calcext:value-type="float">
            <text:p>-0.000012</text:p>
          </table:table-cell>
          <table:table-cell office:value-type="float" office:value="9.711" calcext:value-type="float">
            <text:p>9.7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5]*[.E5]-[.$C$19]*[.$C$19]" office:value-type="float" office:value="26.208017" calcext:value-type="float">
            <text:p>26.208</text:p>
          </table:table-cell>
          <table:table-cell table:style-name="ce2" table:formula="of:=[.E5]*[.E5]*(2*[.G5]/[.E5]) + [.$C$19]*[.$C$19]*2*([.$G$3]/[.$C$19])" office:value-type="float" office:value="0.035926" calcext:value-type="float">
            <text:p>0.036</text:p>
          </table:table-cell>
          <table:table-cell/>
          <table:table-cell table:style-name="ce2" table:formula="of:=1/[.J5]" office:value-type="float" office:value="0.0381562634059647" calcext:value-type="float">
            <text:p>0.038</text:p>
          </table:table-cell>
          <table:table-cell table:style-name="ce2" table:formula="of:=[.M5]*([.E5]*[.E5]*(2*[.G5]/[.E5]) + [.$C$19]*[.$C$19]*2*([.$G$3]/[.$C$19]))" office:value-type="float" office:value="0.00137080191912269" calcext:value-type="float">
            <text:p>0.001</text:p>
          </table:table-cell>
          <table:table-cell/>
          <table:table-cell table:style-name="ce1" table:formula="of:=[.D5]*24*10^(3)" office:value-type="float" office:value="-0.288" calcext:value-type="float">
            <text:p>-0.288</text:p>
          </table:table-cell>
          <table:table-cell table:formula="of:=[.C5]+[.P5]" office:value-type="float" office:value="17.742" calcext:value-type="float">
            <text:p>17.742</text:p>
          </table:table-cell>
          <table:table-cell table:style-name="ce1" table:formula="of:=[.H5]*24000" office:value-type="float" office:value="0.024" calcext:value-type="float">
            <text:p>0.024</text:p>
          </table:table-cell>
          <table:table-cell table:formula="of:=[.R5]+[.F5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.02" calcext:value-type="float">
            <text:p>20.02</text:p>
          </table:table-cell>
          <table:table-cell office:value-type="float" office:value="-0.000013" calcext:value-type="float">
            <text:p>-0.000013</text:p>
          </table:table-cell>
          <table:table-cell office:value-type="float" office:value="9.41" calcext:value-type="float">
            <text:p>9.4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6]*[.E6]-[.$C$19]*[.$C$19]" office:value-type="float" office:value="20.452596" calcext:value-type="float">
            <text:p>20.453</text:p>
          </table:table-cell>
          <table:table-cell table:style-name="ce2" table:formula="of:=[.E6]*[.E6]*(2*[.G6]/[.E6]) + [.$C$19]*[.$C$19]*2*([.$G$3]/[.$C$19])" office:value-type="float" office:value="0.035324" calcext:value-type="float">
            <text:p>0.035</text:p>
          </table:table-cell>
          <table:table-cell/>
          <table:table-cell table:style-name="ce2" table:formula="of:=1/[.J6]" office:value-type="float" office:value="0.0488935487700437" calcext:value-type="float">
            <text:p>0.049</text:p>
          </table:table-cell>
          <table:table-cell table:style-name="ce2" table:formula="of:=[.M6]*([.E6]*[.E6]*(2*[.G6]/[.E6]) + [.$C$19]*[.$C$19]*2*([.$G$3]/[.$C$19]))" office:value-type="float" office:value="0.00172711571675302" calcext:value-type="float">
            <text:p>0.002</text:p>
          </table:table-cell>
          <table:table-cell/>
          <table:table-cell table:style-name="ce1" table:formula="of:=[.D6]*24*10^(3)" office:value-type="float" office:value="-0.312" calcext:value-type="float">
            <text:p>-0.312</text:p>
          </table:table-cell>
          <table:table-cell table:formula="of:=[.C6]+[.P6]" office:value-type="float" office:value="19.708" calcext:value-type="float">
            <text:p>19.708</text:p>
          </table:table-cell>
          <table:table-cell table:style-name="ce1" table:formula="of:=[.H6]*24000" office:value-type="float" office:value="0.024" calcext:value-type="float">
            <text:p>0.024</text:p>
          </table:table-cell>
          <table:table-cell table:formula="of:=[.R6]+[.F6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.01" calcext:value-type="float">
            <text:p>22.01</text:p>
          </table:table-cell>
          <table:table-cell office:value-type="float" office:value="-0.000018" calcext:value-type="float">
            <text:p>-0.000018</text:p>
          </table:table-cell>
          <table:table-cell office:value-type="float" office:value="9.045" calcext:value-type="float">
            <text:p>9.04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7]*[.E7]-[.$C$19]*[.$C$19]" office:value-type="float" office:value="13.716521" calcext:value-type="float">
            <text:p>13.717</text:p>
          </table:table-cell>
          <table:table-cell table:style-name="ce2" table:formula="of:=[.E7]*[.E7]*(2*[.G7]/[.E7]) + [.$C$19]*[.$C$19]*2*([.$G$3]/[.$C$19])" office:value-type="float" office:value="0.034594" calcext:value-type="float">
            <text:p>0.035</text:p>
          </table:table-cell>
          <table:table-cell/>
          <table:table-cell table:style-name="ce2" table:formula="of:=1/[.J7]" office:value-type="float" office:value="0.0729047839463083" calcext:value-type="float">
            <text:p>0.073</text:p>
          </table:table-cell>
          <table:table-cell table:style-name="ce2" table:formula="of:=[.M7]*([.E7]*[.E7]*(2*[.G7]/[.E7]) + [.$C$19]*[.$C$19]*2*([.$G$3]/[.$C$19]))" office:value-type="float" office:value="0.00252206809583859" calcext:value-type="float">
            <text:p>0.003</text:p>
          </table:table-cell>
          <table:table-cell/>
          <table:table-cell table:style-name="ce1" table:formula="of:=[.D7]*24*10^(3)" office:value-type="float" office:value="-0.432" calcext:value-type="float">
            <text:p>-0.432</text:p>
          </table:table-cell>
          <table:table-cell table:formula="of:=[.C7]+[.P7]" office:value-type="float" office:value="21.578" calcext:value-type="float">
            <text:p>21.578</text:p>
          </table:table-cell>
          <table:table-cell table:style-name="ce1" table:formula="of:=[.H7]*24000" office:value-type="float" office:value="0.024" calcext:value-type="float">
            <text:p>0.024</text:p>
          </table:table-cell>
          <table:table-cell table:formula="of:=[.R7]+[.F7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.01" calcext:value-type="float">
            <text:p>24.01</text:p>
          </table:table-cell>
          <table:table-cell office:value-type="float" office:value="-0.000023" calcext:value-type="float">
            <text:p>-0.000023</text:p>
          </table:table-cell>
          <table:table-cell office:value-type="float" office:value="8.759" calcext:value-type="float">
            <text:p>8.759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8]*[.E8]-[.$C$19]*[.$C$19]" office:value-type="float" office:value="8.624577" calcext:value-type="float">
            <text:p>8.625</text:p>
          </table:table-cell>
          <table:table-cell table:style-name="ce2" table:formula="of:=[.E8]*[.E8]*(2*[.G8]/[.E8]) + [.$C$19]*[.$C$19]*2*([.$G$3]/[.$C$19])" office:value-type="float" office:value="0.034022" calcext:value-type="float">
            <text:p>0.034</text:p>
          </table:table-cell>
          <table:table-cell/>
          <table:table-cell table:style-name="ce2" table:formula="of:=1/[.J8]" office:value-type="float" office:value="0.11594771546477" calcext:value-type="float">
            <text:p>0.116</text:p>
          </table:table-cell>
          <table:table-cell table:style-name="ce2" table:formula="of:=[.M8]*([.E8]*[.E8]*(2*[.G8]/[.E8]) + [.$C$19]*[.$C$19]*2*([.$G$3]/[.$C$19]))" office:value-type="float" office:value="0.00394477317554241" calcext:value-type="float">
            <text:p>0.004</text:p>
          </table:table-cell>
          <table:table-cell/>
          <table:table-cell table:style-name="ce1" table:formula="of:=[.D8]*24*10^(3)" office:value-type="float" office:value="-0.552" calcext:value-type="float">
            <text:p>-0.552</text:p>
          </table:table-cell>
          <table:table-cell table:formula="of:=[.C8]+[.P8]" office:value-type="float" office:value="23.458" calcext:value-type="float">
            <text:p>23.458</text:p>
          </table:table-cell>
          <table:table-cell table:style-name="ce1" table:formula="of:=[.H8]*24000" office:value-type="float" office:value="0.024" calcext:value-type="float">
            <text:p>0.024</text:p>
          </table:table-cell>
          <table:table-cell table:formula="of:=[.R8]+[.F8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.01" calcext:value-type="float">
            <text:p>26.01</text:p>
          </table:table-cell>
          <table:table-cell office:value-type="float" office:value="-0.000012" calcext:value-type="float">
            <text:p>-0.000012</text:p>
          </table:table-cell>
          <table:table-cell office:value-type="float" office:value="8.602" calcext:value-type="float">
            <text:p>8.6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9]*[.E9]-[.$C$19]*[.$C$19]" office:value-type="float" office:value="5.8989" calcext:value-type="float">
            <text:p>5.899</text:p>
          </table:table-cell>
          <table:table-cell table:style-name="ce2" table:formula="of:=[.E9]*[.E9]*(2*[.G9]/[.E9]) + [.$C$19]*[.$C$19]*2*([.$G$3]/[.$C$19])" office:value-type="float" office:value="0.033708" calcext:value-type="float">
            <text:p>0.034</text:p>
          </table:table-cell>
          <table:table-cell/>
          <table:table-cell table:style-name="ce2" table:formula="of:=1/[.J9]" office:value-type="float" office:value="0.169523131431284" calcext:value-type="float">
            <text:p>0.170</text:p>
          </table:table-cell>
          <table:table-cell table:style-name="ce2" table:formula="of:=[.M9]*([.E9]*[.E9]*(2*[.G9]/[.E9]) + [.$C$19]*[.$C$19]*2*([.$G$3]/[.$C$19]))" office:value-type="float" office:value="0.00571428571428572" calcext:value-type="float">
            <text:p>0.006</text:p>
          </table:table-cell>
          <table:table-cell/>
          <table:table-cell table:style-name="ce1" table:formula="of:=[.D9]*24*10^(3)" office:value-type="float" office:value="-0.288" calcext:value-type="float">
            <text:p>-0.288</text:p>
          </table:table-cell>
          <table:table-cell table:formula="of:=[.C9]+[.P9]" office:value-type="float" office:value="25.722" calcext:value-type="float">
            <text:p>25.722</text:p>
          </table:table-cell>
          <table:table-cell table:style-name="ce1" table:formula="of:=[.H9]*24000" office:value-type="float" office:value="0.024" calcext:value-type="float">
            <text:p>0.024</text:p>
          </table:table-cell>
          <table:table-cell table:formula="of:=[.R9]+[.F9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8.536" calcext:value-type="float">
            <text:p>8.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0]*[.E10]-[.$C$19]*[.$C$19]" office:value-type="float" office:value="4.76779199999999" calcext:value-type="float">
            <text:p>4.768</text:p>
          </table:table-cell>
          <table:table-cell table:style-name="ce2" table:formula="of:=[.E10]*[.E10]*(2*[.G10]/[.E10]) + [.$C$19]*[.$C$19]*2*([.$G$3]/[.$C$19])" office:value-type="float" office:value="0.033576" calcext:value-type="float">
            <text:p>0.034</text:p>
          </table:table-cell>
          <table:table-cell/>
          <table:table-cell table:style-name="ce2" table:formula="of:=1/[.J10]" office:value-type="float" office:value="0.209740693385954" calcext:value-type="float">
            <text:p>0.210</text:p>
          </table:table-cell>
          <table:table-cell table:style-name="ce2" table:formula="of:=[.M10]*([.E10]*[.E10]*(2*[.G10]/[.E10]) + [.$C$19]*[.$C$19]*2*([.$G$3]/[.$C$19]))" office:value-type="float" office:value="0.00704225352112678" calcext:value-type="float">
            <text:p>0.007</text:p>
          </table:table-cell>
          <table:table-cell/>
          <table:table-cell table:style-name="ce1" table:formula="of:=[.D10]*24*10^(3)" office:value-type="float" office:value="-0.456" calcext:value-type="float">
            <text:p>-0.456</text:p>
          </table:table-cell>
          <table:table-cell table:formula="of:=[.C10]+[.P10]" office:value-type="float" office:value="27.544" calcext:value-type="float">
            <text:p>27.544</text:p>
          </table:table-cell>
          <table:table-cell table:style-name="ce1" table:formula="of:=[.H10]*24000" office:value-type="float" office:value="0.024" calcext:value-type="float">
            <text:p>0.024</text:p>
          </table:table-cell>
          <table:table-cell table:formula="of:=[.R10]+[.F10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-0.000018" calcext:value-type="float">
            <text:p>-0.000018</text:p>
          </table:table-cell>
          <table:table-cell office:value-type="float" office:value="8.487" calcext:value-type="float">
            <text:p>8.48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1]*[.E11]-[.$C$19]*[.$C$19]" office:value-type="float" office:value="3.93366499999999" calcext:value-type="float">
            <text:p>3.934</text:p>
          </table:table-cell>
          <table:table-cell table:style-name="ce2" table:formula="of:=[.E11]*[.E11]*(2*[.G11]/[.E11]) + [.$C$19]*[.$C$19]*2*([.$G$3]/[.$C$19])" office:value-type="float" office:value="0.033478" calcext:value-type="float">
            <text:p>0.033</text:p>
          </table:table-cell>
          <table:table-cell/>
          <table:table-cell table:style-name="ce2" table:formula="of:=1/[.J11]" office:value-type="float" office:value="0.254215852137892" calcext:value-type="float">
            <text:p>0.254</text:p>
          </table:table-cell>
          <table:table-cell table:style-name="ce2" table:formula="of:=[.M11]*([.E11]*[.E11]*(2*[.G11]/[.E11]) + [.$C$19]*[.$C$19]*2*([.$G$3]/[.$C$19]))" office:value-type="float" office:value="0.00851063829787236" calcext:value-type="float">
            <text:p>0.009</text:p>
          </table:table-cell>
          <table:table-cell/>
          <table:table-cell table:style-name="ce1" table:formula="of:=[.D11]*24*10^(3)" office:value-type="float" office:value="-0.432" calcext:value-type="float">
            <text:p>-0.432</text:p>
          </table:table-cell>
          <table:table-cell table:formula="of:=[.C11]+[.P11]" office:value-type="float" office:value="29.568" calcext:value-type="float">
            <text:p>29.568</text:p>
          </table:table-cell>
          <table:table-cell table:style-name="ce1" table:formula="of:=[.H11]*24000" office:value-type="float" office:value="0.024" calcext:value-type="float">
            <text:p>0.024</text:p>
          </table:table-cell>
          <table:table-cell table:formula="of:=[.R11]+[.F11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8.454" calcext:value-type="float">
            <text:p>8.454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2]*[.E12]-[.$C$19]*[.$C$19]" office:value-type="float" office:value="3.374612" calcext:value-type="float">
            <text:p>3.375</text:p>
          </table:table-cell>
          <table:table-cell table:style-name="ce2" table:formula="of:=[.E12]*[.E12]*(2*[.G12]/[.E12]) + [.$C$19]*[.$C$19]*2*([.$G$3]/[.$C$19])" office:value-type="float" office:value="0.033412" calcext:value-type="float">
            <text:p>0.033</text:p>
          </table:table-cell>
          <table:table-cell/>
          <table:table-cell table:style-name="ce2" table:formula="of:=1/[.J12]" office:value-type="float" office:value="0.296330363312879" calcext:value-type="float">
            <text:p>0.296</text:p>
          </table:table-cell>
          <table:table-cell table:style-name="ce2" table:formula="of:=[.M12]*([.E12]*[.E12]*(2*[.G12]/[.E12]) + [.$C$19]*[.$C$19]*2*([.$G$3]/[.$C$19]))" office:value-type="float" office:value="0.0099009900990099" calcext:value-type="float">
            <text:p>0.010</text:p>
          </table:table-cell>
          <table:table-cell/>
          <table:table-cell table:style-name="ce1" table:formula="of:=[.D12]*24*10^(3)" office:value-type="float" office:value="-0.48" calcext:value-type="float">
            <text:p>-0.48</text:p>
          </table:table-cell>
          <table:table-cell table:formula="of:=[.C12]+[.P12]" office:value-type="float" office:value="31.52" calcext:value-type="float">
            <text:p>31.52</text:p>
          </table:table-cell>
          <table:table-cell table:style-name="ce1" table:formula="of:=[.H12]*24000" office:value-type="float" office:value="0.024" calcext:value-type="float">
            <text:p>0.024</text:p>
          </table:table-cell>
          <table:table-cell table:formula="of:=[.R12]+[.F12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8.428" calcext:value-type="float">
            <text:p>8.428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3]*[.E13]-[.$C$19]*[.$C$19]" office:value-type="float" office:value="2.93568000000001" calcext:value-type="float">
            <text:p>2.936</text:p>
          </table:table-cell>
          <table:table-cell table:style-name="ce2" table:formula="of:=[.E13]*[.E13]*(2*[.G13]/[.E13]) + [.$C$19]*[.$C$19]*2*([.$G$3]/[.$C$19])" office:value-type="float" office:value="0.03336" calcext:value-type="float">
            <text:p>0.033</text:p>
          </table:table-cell>
          <table:table-cell/>
          <table:table-cell table:style-name="ce2" table:formula="of:=1/[.J13]" office:value-type="float" office:value="0.340636581643775" calcext:value-type="float">
            <text:p>0.341</text:p>
          </table:table-cell>
          <table:table-cell table:style-name="ce2" table:formula="of:=[.M13]*([.E13]*[.E13]*(2*[.G13]/[.E13]) + [.$C$19]*[.$C$19]*2*([.$G$3]/[.$C$19]))" office:value-type="float" office:value="0.0113636363636363" calcext:value-type="float">
            <text:p>0.011</text:p>
          </table:table-cell>
          <table:table-cell/>
          <table:table-cell table:style-name="ce1" table:formula="of:=[.D13]*24*10^(3)" office:value-type="float" office:value="-0.456" calcext:value-type="float">
            <text:p>-0.456</text:p>
          </table:table-cell>
          <table:table-cell table:formula="of:=[.C13]+[.P13]" office:value-type="float" office:value="33.544" calcext:value-type="float">
            <text:p>33.544</text:p>
          </table:table-cell>
          <table:table-cell table:style-name="ce1" table:formula="of:=[.H13]*24000" office:value-type="float" office:value="0.024" calcext:value-type="float">
            <text:p>0.024</text:p>
          </table:table-cell>
          <table:table-cell table:formula="of:=[.R13]+[.F13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8.411" calcext:value-type="float">
            <text:p>8.4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4]*[.E14]-[.$C$19]*[.$C$19]" office:value-type="float" office:value="2.64941699999999" calcext:value-type="float">
            <text:p>2.649</text:p>
          </table:table-cell>
          <table:table-cell table:style-name="ce2" table:formula="of:=[.E14]*[.E14]*(2*[.G14]/[.E14]) + [.$C$19]*[.$C$19]*2*([.$G$3]/[.$C$19])" office:value-type="float" office:value="0.033326" calcext:value-type="float">
            <text:p>0.033</text:p>
          </table:table-cell>
          <table:table-cell/>
          <table:table-cell table:style-name="ce2" table:formula="of:=1/[.J14]" office:value-type="float" office:value="0.377441527702134" calcext:value-type="float">
            <text:p>0.377</text:p>
          </table:table-cell>
          <table:table-cell table:style-name="ce2" table:formula="of:=[.M14]*([.E14]*[.E14]*(2*[.G14]/[.E14]) + [.$C$19]*[.$C$19]*2*([.$G$3]/[.$C$19]))" office:value-type="float" office:value="0.0125786163522013" calcext:value-type="float">
            <text:p>0.013</text:p>
          </table:table-cell>
          <table:table-cell/>
          <table:table-cell table:style-name="ce1" table:formula="of:=[.D14]*24*10^(3)" office:value-type="float" office:value="-0.456" calcext:value-type="float">
            <text:p>-0.456</text:p>
          </table:table-cell>
          <table:table-cell table:formula="of:=[.C14]+[.P14]" office:value-type="float" office:value="35.544" calcext:value-type="float">
            <text:p>35.544</text:p>
          </table:table-cell>
          <table:table-cell table:style-name="ce1" table:formula="of:=[.H14]*24000" office:value-type="float" office:value="0.024" calcext:value-type="float">
            <text:p>0.024</text:p>
          </table:table-cell>
          <table:table-cell table:formula="of:=[.R14]+[.F14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8.395" calcext:value-type="float">
            <text:p>8.39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5]*[.E15]-[.$C$19]*[.$C$19]" office:value-type="float" office:value="2.38052099999999" calcext:value-type="float">
            <text:p>2.381</text:p>
          </table:table-cell>
          <table:table-cell table:style-name="ce2" table:formula="of:=[.E15]*[.E15]*(2*[.G15]/[.E15]) + [.$C$19]*[.$C$19]*2*([.$G$3]/[.$C$19])" office:value-type="float" office:value="0.033294" calcext:value-type="float">
            <text:p>0.033</text:p>
          </table:table-cell>
          <table:table-cell/>
          <table:table-cell table:style-name="ce2" table:formula="of:=1/[.J15]" office:value-type="float" office:value="0.420076109389501" calcext:value-type="float">
            <text:p>0.420</text:p>
          </table:table-cell>
          <table:table-cell table:style-name="ce2" table:formula="of:=[.M15]*([.E15]*[.E15]*(2*[.G15]/[.E15]) + [.$C$19]*[.$C$19]*2*([.$G$3]/[.$C$19]))" office:value-type="float" office:value="0.0139860139860141" calcext:value-type="float">
            <text:p>0.014</text:p>
          </table:table-cell>
          <table:table-cell/>
          <table:table-cell table:style-name="ce1" table:formula="of:=[.D15]*24*10^(3)" office:value-type="float" office:value="-0.456" calcext:value-type="float">
            <text:p>-0.456</text:p>
          </table:table-cell>
          <table:table-cell table:formula="of:=[.C15]+[.P15]" office:value-type="float" office:value="37.544" calcext:value-type="float">
            <text:p>37.544</text:p>
          </table:table-cell>
          <table:table-cell table:style-name="ce1" table:formula="of:=[.H15]*24000" office:value-type="float" office:value="0.024" calcext:value-type="float">
            <text:p>0.024</text:p>
          </table:table-cell>
          <table:table-cell table:formula="of:=[.R15]+[.F15]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8.383" calcext:value-type="float">
            <text:p>8.38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" calcext:value-type="float">
            <text:p>0.000001</text:p>
          </table:table-cell>
          <table:table-cell/>
          <table:table-cell table:style-name="ce2" table:formula="of:=[.E16]*[.E16]-[.$C$19]*[.$C$19]" office:value-type="float" office:value="2.17918499999998" calcext:value-type="float">
            <text:p>2.179</text:p>
          </table:table-cell>
          <table:table-cell table:style-name="ce2" table:formula="of:=[.E16]*[.E16]*(2*[.G16]/[.E16]) + [.$C$19]*[.$C$19]*2*([.$G$3]/[.$C$19])" office:value-type="float" office:value="0.03327" calcext:value-type="float">
            <text:p>0.033</text:p>
          </table:table-cell>
          <table:table-cell/>
          <table:table-cell table:style-name="ce2" table:formula="of:=1/[.J16]" office:value-type="float" office:value="0.458887152765833" calcext:value-type="float">
            <text:p>0.459</text:p>
          </table:table-cell>
          <table:table-cell table:style-name="ce2" table:formula="of:=[.M16]*([.E16]*[.E16]*(2*[.G16]/[.E16]) + [.$C$19]*[.$C$19]*2*([.$G$3]/[.$C$19]))" office:value-type="float" office:value="0.0152671755725193" calcext:value-type="float">
            <text:p>0.015</text:p>
          </table:table-cell>
          <table:table-cell/>
          <table:table-cell table:style-name="ce1" table:formula="of:=[.D16]*24*10^(3)" office:value-type="float" office:value="-0.48" calcext:value-type="float">
            <text:p>-0.48</text:p>
          </table:table-cell>
          <table:table-cell table:formula="of:=[.C16]+[.P16]" office:value-type="float" office:value="39.52" calcext:value-type="float">
            <text:p>39.52</text:p>
          </table:table-cell>
          <table:table-cell table:style-name="ce1" table:formula="of:=[.H16]*24000" office:value-type="float" office:value="0.024" calcext:value-type="float">
            <text:p>0.024</text:p>
          </table:table-cell>
          <table:table-cell table:formula="of:=[.R16]+[.F16]" office:value-type="float" office:value="0.034" calcext:value-type="float">
            <text:p>0.034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Tay_0</text:p>
          </table:table-cell>
          <table:table-cell office:value-type="float" office:value="8.252" calcext:value-type="float">
            <text:p>8.252</text:p>
          </table:table-cell>
          <table:table-cell table:number-columns-repeated="2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5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8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1:16:24.950956601</meta:creation-date>
    <dc:date>2023-12-09T03:56:40.948331484</dc:date>
    <meta:editing-duration>PT2H40M14S</meta:editing-duration>
    <meta:editing-cycles>3</meta:editing-cycles>
    <meta:generator>LibreOffice/7.4.7.2$Linux_X86_64 LibreOffice_project/40$Build-2</meta:generator>
    <meta:document-statistic meta:table-count="1" meta:cell-count="227" meta:object-count="0"/>
  </office:meta>
</office:document-meta>
</file>